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text-position="super 58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none"/>
    </style:style>
    <style:style style:name="T13" style:family="text">
      <style:text-properties style:font-name="Times New Roman" style:text-underline-style="none"/>
    </style:style>
    <style:style style:name="T14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83</text:p>
      <text:p text:style-name="P5">Month<text:tab/><text:tab/><text:tab/><text:tab/><text:tab/><text:tab/></text:p>
      <text:p text:style-name="P5">Year<text:tab/><text:tab/><text:tab/><text:tab/><text:tab/><text:tab/>188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</text:p>
      <text:p text:style-name="P5">(Public) Discourse<text:tab/><text:tab/><text:tab/><text:tab/>Y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5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4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onolo</text:p>
      <text:p text:style-name="P5">Additional Places mentioned: Italy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Italy &amp; Donolo/</text:p>
      <text:p text:style-name="P2">Delivered before the Y. M. H. A./</text:p>
      <text:p text:style-name="P2"/>
      <text:p text:style-name="P2">This is only a preface to a lecture/</text:p>
      <text:p text:style-name="P2">on Italy and Donolo, the balance/</text:p>
      <text:p text:style-name="P2">of which was published in the/</text:p>
      <text:p text:style-name="P2">Association Bulletin for April 1883/</text:p>
      <text:p text:style-name="P2"/>
      <text:p text:style-name="P3">[Page 1]</text:p>
      <text:p text:style-name="P3">Ladies and Gentlemen. <text:s/><text:span text:style-name="T2">Last year</text:span><text:span text:style-name="T5"> During last winter you were shown/ a tableau, representing, with fair consecutiveness, re-/-markable events and their leading actors in the his-/-tory of our people. <text:s/></text:span><text:span text:style-name="T6">¶</text:span><text:span text:style-name="T8"> </text:span><text:span text:style-name="T3">To describe</text:span><text:span text:style-name="T8"> A delineation of the causes which/ invited a foreign enemy to the land of the patriarchs,/ and drove its inhabitants into captivity; a description of the trials </text:span><text:span text:style-name="T3">of</text:span><text:span text:style-name="T8"> endured/ by the priestly Seer of Anathoth, who foretold the na-/-tional downfall under the all-conquering Nebuchadnez-/-zar, and strove, in vain, to Cessen, by </text:span><text:span text:style-name="T3">his</text:span><text:span text:style-name="T8"> wise counsel,/ the attending horrors; a cheering account of the return of a few, but spi-/-ritually improved, Judeans to the ancient heritage;/ and the successful endeavours of Ezra--the resuscita-/-tor of pure Mosaism--, </text:span><text:span text:style-name="T3">was</text:span><text:span text:style-name="T8"> constituted the first portion of the/ task assigned to him who has the honor of addressing/ you this evening. <text:s/>Then, one of my reverend col-/-leagues brought vividly before our vision the strug-/-gles of the restored exiles to maintain the inde-/-pendence of their laws and worship; the check/ put by the heroic Asmoneans to a</text:span><text:span text:style-name="T3">n seductive and captivating </text:span><text:soft-page-break/><text:span text:style-name="T3">attractive</text:span><text:span text:style-name="T8"> but/ </text:span><text:span text:style-name="T3">undermining apostacy</text:span><text:span text:style-name="T8"> seductive cultivation of the beautiful in nature and art. <text:s/>His two graphic </text:span><text:span text:style-name="T3">delineations</text:span><text:span text:style-name="T8"> pictures/ </text:span><text:span text:style-name="T3">pictured</text:span><text:span text:style-name="T8"> represented a canker-worm, in the shape of the perfidious/</text:span></text:p>
      <text:p text:style-name="P3"><text:span text:style-name="T8"/></text:p>
      <text:p text:style-name="P3"><text:span text:style-name="T8">[Page 2]</text:span></text:p>
      <text:p text:style-name="P3"><text:span text:style-name="T8">Idumean, gnawing the body politic; the virtual/ overthrow of the Herodian dynasty; the crushing/ blow which lay Judea prostrate at the feet </text:span><text:span text:style-name="T3">of</text:span><text:span text:style-name="T8">/ of Rome; and the birth of Christianity, soon to cast/ off its swaddling cloths to go forth and carry/ abroad fire and sword. <text:s/></text:span><text:span text:style-name="T6">¶</text:span><text:span text:style-name="T8"> <text:s/>The Minister who, to/ favor us, journeyed from another state, portrayed the/ rising of schools in the country to which our an-/-cestors--mainly the tribes of Judah and Benjamin--had once been banished, and the spread of/ learning in that distant clime, long after dire per-/-secutions compelled the closing of Palestenian Aca-/-demies. <text:s/>He edified and entertained the audience/ with the narrative of incidents in the lives of pro-/-minent </text:span><text:span text:style-name="T9">Gaons</text:span><text:span text:style-name="T10">, or Presidents of colleges in cities wa-/-tered by the Euphrates; and laid open to our con-/-templation the channel, through which,--in his opi-/-nion--, the vast literature created in Babylon, </text:span><text:span text:style-name="T4">was</text:span><text:span text:style-name="T10"> flowed/ </text:span><text:span text:style-name="T4">transformed</text:span><text:span text:style-name="T10"> down into Spain. <text:s/>As a sequel to that/ attractive sketch, I was privileged to offer a bird's eye/ view of the height gained by our ancestors in the/ Iberian peninsula, when Andalusia felt the genial/ influence of a chivalrous and politic race, the Moors/</text:span></text:p>
      <text:p text:style-name="P3"><text:span text:style-name="T10"/></text:p>
      <text:p text:style-name="P3"><text:span text:style-name="T10">[Page 4]</text:span></text:p>
      <text:p text:style-name="P6"><text:span text:style-name="T13">in the East--in Sura nad Pumbeditha--had not/ yet shone upon Europe. <text:s/>I purpose trespas-/-sing on your indulgence, while I try my feeble/ hand at filling up that void, partly at least, with/ a few light strokes. <text:s/>And, fearing that I may,/ reasonably, be suspected of self plagiarism, I beg/ to assure my hearers that <text:s/>I have not at all asked imposed suppressed every inclination to look/ at a series of articles I wrote years ago, for a Jewish/ periodical, on Hebrew literature in Italy. <text:s/>I do not/ at all remember their exact contents diction; scarcely can I recall any of the ideas advanced, nor will I advance set forth but/ a single illustration form among the several I brought/ forward on that occasion. <text:s/>For though flattered (beyond/ my wildest anticipations, by having been asked to dis- by having been twice accorded again the privilege of opening/ -cuss a theme which would appeal the ripest scholars) the course of Jewish lectures and speak at length,/ I may openly candidly tell that my minds warns me against/ attempting too much. <text:s/>To principally prove that the Hebrew lan-/-guage was [?] as a medium to treat of sciences, was first early cultivated, and first employed for treating of science,/ employed by Jews of Italy, is the extent of my am-/-bition.</text:span><text:span text:style-name="T10">/ </text:span></text:p>
      <text:p text:style-name="P6"><text:span text:style-name="T10"><text:tab/>The Palestinians </text:span><text:span text:style-name="T13">down at</text:span><text:span text:style-name="T10"> hurled down by the point of the lance/ from the hills of Zion; denied the joy of breathing the/ air, which had resounded with the voice of prophets;/</text:span></text:p>
      <text:p text:style-name="P6"><text:span text:style-name="T10"/></text:p>
      <text:p text:style-name="P6"><text:span text:style-name="T10">[Page 3]</text:span></text:p>
      <text:p text:style-name="P6"><text:span text:style-name="T10">of the days of their immortal Abdalrahman and/ Alhachem. <text:s/>And my microscopic presentation, pre-/-pared the unfolding of another, wide and comprehen-/-sive, which the skilful pencil of a Philadelphia/ Divine drew. <text:s/>In it we beheld a mind, which, having/ fathomed the philosophy of the Sage of Cordova, and/ dived into the researches of Castilian Sages, arose with/ a giant's strength, to build up an era--the Mendels-/-sohnean era. <text:s/></text:span><text:span text:style-name="T7">¶</text:span><text:span text:style-name="T10"> But in that tableau, which/ the designers </text:span><text:span text:style-name="T13">must have</text:span><text:span text:style-name="T10"> doubtless wished to render as com-/-plete, as a limited space would allow, a gap was/ unaccountably left. <text:s/>All eyes--after having wept/ over the tragic end of the country of our fathers--, should/ have been directed to the spot, where to unhallowed/ hands carried the hallowed vessels of the house of/ God. <text:s/>Italy, ought to</text:span><text:span text:style-name="T11">2</text:span><text:span text:style-name="T12"> have formed, at</text:span><text:span text:style-name="T11">1</text:span><text:span text:style-name="T12"> that point,/ the central figure. <text:s/>For, that is the spot to which/ the "tribes of the wandering foot and weary breast,"/ were dragged to grace a bloody victory. <text:s/>And/ from thence, Providentially, sacred knowledge radiated,/ illumining the West, when the light still refulgent/</text:span></text:p>
      <text:p text:style-name="P6"><text:span text:style-name="T12"/></text:p>
      <text:p text:style-name="P6"><text:span text:style-name="T12">[Page 5]</text:span></text:p>
      <text:p text:style-name="P7"><text:span text:style-name="T14"><text:line-break/></text:span><text:soft-page-break/><text:span text:style-name="T14">An Italian Hebrew</text:span><text:span text:style-name="T12">/</text:span></text:p>
      <text:p text:style-name="P7"><text:span text:style-name="T14">Italy</text:span><text:span text:style-name="T12">/</text:span></text:p>
      <text:p text:style-name="P7"><text:span text:style-name="T12">An [?] Scientist/</text:span></text:p>
      <text:p text:style-name="P7"><text:span text:style-name="T12"/></text:p>
      <text:p text:style-name="P8"><text:span text:style-name="T12">Begi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4:13:04.69</meta:creation-date>
    <meta:document-statistic meta:table-count="0" meta:image-count="0" meta:object-count="0" meta:page-count="4" meta:paragraph-count="81" meta:word-count="1044" meta:character-count="6619"/>
    <dc:date>2013-01-16T14:44:47.54</dc:date>
    <meta:editing-duration>PT11M22S</meta:editing-duration>
    <meta:editing-cycles>1</meta:editing-cycles>
    <meta:generator>OpenOffice.org/3.4.1$Win32 OpenOffice.org_project/341m1$Build-9593</meta:generator>
  </office:meta>
</office:document-meta>
</file>